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66ff99" draw:textarea-vertical-align="middle"/>
    </style:style>
    <style:style style:name="gr1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svg:stroke-width="0.106cm" svg:stroke-color="#66ff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66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color="#999999" draw:fill-color="#ccffcc" draw:textarea-vertical-align="middl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6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</style:style>
    <style:style style:name="gr26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ccffcc" draw:textarea-vertical-align="middle"/>
    </style:style>
    <style:style style:name="gr29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5.52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705cm" svg:height="4.705cm" svg:x="34.014cm" svg:y="23.6cm">
          <draw:glue-point draw:id="8" svg:x="-4.998cm" svg:y="-2.569cm"/>
          <draw:glue-point draw:id="9" svg:x="-4.998cm" svg:y="2.289cm"/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3.81cm" svg:height="1.317cm" svg:x="2.143cm" svg:y="2.45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81cm" svg:height="9.271cm" svg:x="2.143cm" svg:y="4.609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81cm" svg:height="1.321cm" svg:x="2.187cm" svg:y="15.55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1.68cm" svg:y1="18.263cm" svg:x2="13.319cm" svg:y2="20.178cm" draw:start-shape="id1" draw:start-glue-point="8" draw:end-shape="id2" draw:end-glue-point="5" svg:d="M11680 18263v984h1639v931">
          <text:p/>
        </draw:connector>
        <draw:connector draw:style-name="gr5" draw:text-style-name="P1" draw:layer="layout" svg:x1="4.048cm" svg:y1="13.88cm" svg:x2="4.092cm" svg:y2="15.554cm" draw:start-shape="id3" draw:start-glue-point="6" draw:end-shape="id4" draw:end-glue-point="4" svg:d="M4048 13880v837h44v837">
          <text:p/>
        </draw:connector>
        <draw:connector draw:style-name="gr5" draw:text-style-name="P1" draw:layer="layout" svg:x1="4.048cm" svg:y1="3.767cm" svg:x2="4.048cm" svg:y2="4.609cm" draw:start-shape="id5" draw:start-glue-point="6" draw:end-shape="id3" draw:end-glue-point="4" svg:d="M4048 3767v842">
          <text:p/>
        </draw:connector>
        <draw:g xml:id="id10" draw:id="id10">
          <draw:glue-point draw:id="4" svg:x="-4.993cm" svg:y="-3.325cm"/>
          <draw:glue-point draw:id="5" svg:x="4.722cm" svg:y="-3.535cm"/>
          <draw:custom-shape draw:style-name="gr6" draw:text-style-name="P1" xml:id="id1" draw:id="id1" draw:layer="layout" svg:width="8.896cm" svg:height="12.071cm" svg:x="9.757cm" svg:y="6.207cm">
            <draw:glue-point draw:id="8" svg:x="-2.839cm" svg:y="4.988cm"/>
            <draw:glue-point draw:id="9" svg:x="2.558cm" svg:y="4.988cm"/>
            <draw:glue-point draw:id="10" svg:x="-4.998cm" svg:y="-1.489cm"/>
            <draw:glue-point draw:id="11" svg:x="-4.998cm" svg:y="-2.839cm"/>
            <draw:glue-point draw:id="12" svg:x="-4.998cm" svg:y="-4.189cm"/>
            <text:p text:style-name="P1">Register </text:p>
            <text:p text:style-name="P1">File 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7" draw:layer="layout" svg:width="2.094cm" svg:height="1.016cm" svg:x="10.636cm" svg:y="17.329cm">
            <draw:text-box>
              <text:p>Out A</text:p>
            </draw:text-box>
          </draw:frame>
          <draw:frame draw:style-name="gr8" draw:layer="layout" svg:width="6.096cm" svg:height="1.016cm" svg:x="12.811cm" svg:y="17.256cm">
            <draw:text-box>
              <text:p>Out B1, B2, B3, B4</text:p>
            </draw:text-box>
          </draw:frame>
          <draw:frame draw:style-name="gr9" draw:text-style-name="P2" draw:layer="layout" svg:width="1.524cm" svg:height="3.581cm" svg:x="10.525cm" svg:y="6.817cm">
            <draw:text-box>
              <text:p><text:span text:style-name="T1">DA</text:span></text:p>
              <text:p><text:span text:style-name="T1">AA</text:span><text:span text:style-name="T1"><text:line-break/></text:span><text:span text:style-name="T1">B1A</text:span><text:span text:style-name="T1"><text:line-break/></text:span><text:span text:style-name="T1">B2A</text:span><text:span text:style-name="T1"><text:line-break/></text:span><text:span text:style-name="T1">B3A</text:span><text:span text:style-name="T1"><text:line-break/></text:span><text:span text:style-name="T1">B4A</text:span></text:p>
            </draw:text-box>
          </draw:frame>
        </draw:g>
        <draw:connector draw:style-name="gr5" draw:text-style-name="P1" draw:layer="layout" svg:x1="16.48cm" svg:y1="18.263cm" svg:x2="17.51cm" svg:y2="23.48cm" draw:start-shape="id1" draw:start-glue-point="9" draw:end-shape="id6" draw:end-glue-point="5" svg:d="M16480 18263v2635h1030v2582">
          <text:p/>
        </draw:connector>
        <draw:connector draw:style-name="gr5" draw:text-style-name="P1" draw:layer="layout" draw:line-skew="1.491cm -1.022cm" svg:x1="38.719cm" svg:y1="25.953cm" svg:x2="21.194cm" svg:y2="2.779cm" draw:start-shape="id7" draw:start-glue-point="7" draw:end-shape="id8" draw:end-glue-point="8" svg:d="M38719 25953h2032v-24699h-19557v1525">
          <text:p/>
        </draw:connector>
        <draw:rect draw:style-name="gr10" draw:text-style-name="P1" xml:id="id9" draw:id="id9" draw:layer="layout" svg:width="6.731cm" svg:height="4.445cm" svg:x="29.956cm" svg:y="14.716cm">
          <draw:glue-point draw:id="4" svg:x="-4.999cm" svg:y="1.858cm"/>
          <draw:glue-point draw:id="5" svg:x="-4.999cm" svg:y="-2.713cm"/>
          <text:p text:style-name="P1">Matrix Adder</text:p>
        </draw:rect>
        <draw:connector draw:style-name="gr5" draw:text-style-name="P1" draw:layer="layout" draw:line-skew="1.404cm -0.514cm" svg:x1="36.687cm" svg:y1="16.938cm" svg:x2="23.351cm" svg:y2="2.779cm" draw:start-shape="id9" draw:start-glue-point="1" draw:end-shape="id8" draw:end-glue-point="9" svg:d="M36687 16938h1905v-15176h-15241v1017">
          <text:p/>
        </draw:connector>
        <draw:custom-shape draw:style-name="gr11" draw:text-style-name="P1" xml:id="id8" draw:id="id8" draw:layer="layout" svg:width="4.318cm" svg:height="1.397cm" svg:x="20.177cm" svg:y="2.778cm">
          <draw:glue-point draw:id="8" svg:x="-2.647cm" svg:y="-4.996cm"/>
          <draw:glue-point draw:id="9" svg:x="2.352cm" svg:y="-4.996cm"/>
          <text:p text:style-name="P1">MUX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draw:line-skew="0.642cm 1.791cm" svg:x1="12.31cm" svg:y1="21.567cm" svg:x2="29.957cm" svg:y2="15.733cm" draw:start-shape="id2" draw:start-glue-point="9" draw:end-shape="id9" draw:end-glue-point="5" svg:d="M12310 21567v1150h12198v-6984h5449">
          <text:p/>
        </draw:connector>
        <draw:connector draw:style-name="gr5" draw:text-style-name="P1" draw:layer="layout" draw:line-skew="0.642cm" svg:x1="16.501cm" svg:y1="24.869cm" svg:x2="29.957cm" svg:y2="17.763cm" draw:start-shape="id6" draw:start-glue-point="9" draw:end-shape="id9" draw:end-glue-point="4" svg:d="M16501 24869v1150h8312v-8256h5144">
          <text:p/>
        </draw:connector>
        <draw:connector draw:style-name="gr5" draw:text-style-name="P1" draw:layer="layout" svg:x1="18.646cm" svg:y1="24.869cm" svg:x2="34.015cm" svg:y2="24.744cm" draw:start-shape="id6" draw:start-glue-point="8" draw:end-shape="id7" draw:end-glue-point="8" svg:d="M18646 24869v508h8175v-633h7194">
          <text:p/>
        </draw:connector>
        <draw:connector draw:style-name="gr5" draw:text-style-name="P1" draw:layer="layout" svg:x1="14.455cm" svg:y1="21.567cm" svg:x2="34.015cm" svg:y2="27.028cm" draw:start-shape="id2" draw:start-glue-point="8" draw:end-shape="id7" draw:end-glue-point="9" svg:d="M14455 21567v5461h19560">
          <text:p/>
        </draw:connector>
        <draw:connector draw:style-name="gr5" draw:text-style-name="P1" draw:layer="layout" svg:x1="22.336cm" svg:y1="4.175cm" svg:x2="14.205cm" svg:y2="6.207cm" draw:start-shape="id8" draw:start-glue-point="5" draw:end-shape="id1" draw:end-glue-point="4" svg:d="M22336 4175v996h-8131v1036">
          <text:p/>
        </draw:connector>
        <draw:g xml:id="id12" draw:id="id12">
          <draw:custom-shape draw:style-name="gr11" draw:text-style-name="P1" xml:id="id2" draw:id="id2" draw:layer="layout" svg:width="4.318cm" svg:height="1.397cm" draw:transform="rotate (3.1415926535892) translate (15.478cm 21.574cm)">
            <draw:glue-point draw:id="8" svg:x="2.633cm" svg:y="4.96cm"/>
            <draw:glue-point draw:id="9" svg:x="-2.339cm" svg:y="4.96cm"/>
            <text:p text:style-name="P1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layer="layout" svg:width="2.331cm" svg:height="0.963cm" svg:x="12.149cm" svg:y="20.431cm">
            <draw:text-box>
              <text:p>ADMX</text:p>
            </draw:text-box>
          </draw:frame>
        </draw:g>
        <draw:g xml:id="id13" draw:id="id13">
          <draw:custom-shape draw:style-name="gr11" draw:text-style-name="P1" xml:id="id6" draw:id="id6" draw:layer="layout" svg:width="4.318cm" svg:height="1.397cm" draw:transform="rotate (3.1415926535892) translate (19.669cm 24.876cm)">
            <draw:glue-point draw:id="8" svg:x="2.633cm" svg:y="4.96cm"/>
            <draw:glue-point draw:id="9" svg:x="-2.339cm" svg:y="4.96cm"/>
            <text:p text:style-name="P1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layer="layout" svg:width="2.331cm" svg:height="0.963cm" svg:x="16.322cm" svg:y="23.733cm">
            <draw:text-box>
              <text:p>BDMX</text:p>
            </draw:text-box>
          </draw:frame>
        </draw:g>
        <draw:rect draw:style-name="gr13" draw:text-style-name="P1" xml:id="id11" draw:id="id11" draw:layer="layout" svg:width="1.524cm" svg:height="1.524cm" svg:x="6.334cm" svg:y="19.161cm">
          <text:p text:style-name="P1">IR1</text:p>
        </draw:rect>
        <draw:rect draw:style-name="gr13" draw:text-style-name="P1" xml:id="id14" draw:id="id14" draw:layer="layout" svg:width="1.524cm" svg:height="1.524cm" svg:x="30.464cm" svg:y="21.374cm">
          <text:p text:style-name="P1">IR2</text:p>
        </draw:rect>
        <draw:rect draw:style-name="gr13" draw:text-style-name="P1" xml:id="id16" draw:id="id16" draw:layer="layout" svg:width="1.524cm" svg:height="1.524cm" svg:x="20.431cm" svg:y="5.953cm">
          <text:p text:style-name="P1">IR4</text:p>
        </draw:rect>
        <draw:rect draw:style-name="gr13" draw:text-style-name="P1" xml:id="id15" draw:id="id15" draw:layer="layout" svg:width="1.524cm" svg:height="1.524cm" svg:x="26.019cm" svg:y="4.683cm">
          <text:p text:style-name="P1">IR3</text:p>
        </draw:rect>
        <draw:connector draw:style-name="gr14" draw:text-style-name="P1" draw:layer="layout" svg:x1="5.997cm" svg:y1="16.215cm" svg:x2="9.764cm" svg:y2="8.241cm" draw:start-shape="id4" draw:start-glue-point="7" draw:end-shape="id10" draw:end-glue-point="4" svg:d="M5997 16215h1881v-7974h1886">
          <text:p/>
        </draw:connector>
        <draw:connector draw:style-name="gr14" draw:text-style-name="P1" draw:layer="layout" svg:x1="4.092cm" svg:y1="16.875cm" svg:x2="6.334cm" svg:y2="19.923cm" draw:start-shape="id4" draw:start-glue-point="6" draw:end-shape="id11" draw:end-glue-point="3" svg:d="M4092 16875v3048h2242">
          <text:p/>
        </draw:connector>
        <draw:connector draw:style-name="gr15" draw:text-style-name="P1" draw:layer="layout" svg:x1="7.858cm" svg:y1="19.923cm" svg:x2="11.16cm" svg:y2="20.875cm" draw:start-shape="id11" draw:start-glue-point="1" draw:end-shape="id12" draw:end-glue-point="3" svg:d="M7858 19923h1651v952h1651">
          <text:p/>
        </draw:connector>
        <draw:connector draw:style-name="gr15" draw:text-style-name="P1" draw:layer="layout" draw:line-skew="-2.095cm" svg:x1="7.858cm" svg:y1="19.923cm" svg:x2="15.351cm" svg:y2="24.177cm" draw:start-shape="id11" draw:end-shape="id13" svg:d="M7858 19923h1651v4254h5842">
          <text:p/>
        </draw:connector>
        <draw:connector draw:style-name="gr14" draw:text-style-name="P1" draw:layer="layout" svg:x1="7.096cm" svg:y1="20.685cm" svg:x2="30.464cm" svg:y2="22.136cm" draw:start-shape="id11" draw:start-glue-point="2" draw:end-shape="id14" draw:end-glue-point="3" svg:d="M7096 20685v1451h23368">
          <text:p/>
        </draw:connector>
        <draw:connector draw:style-name="gr16" draw:text-style-name="P1" draw:layer="layout" svg:x1="31.988cm" svg:y1="22.136cm" svg:x2="33.321cm" svg:y2="19.161cm" draw:start-shape="id14" draw:start-glue-point="1" draw:end-shape="id9" svg:d="M31988 22136h1333v-2975">
          <text:p/>
        </draw:connector>
        <draw:connector draw:style-name="gr16" draw:text-style-name="P1" draw:layer="layout" svg:x1="31.988cm" svg:y1="22.136cm" svg:x2="36.367cm" svg:y2="23.6cm" draw:start-shape="id14" draw:start-glue-point="1" draw:end-shape="id7" draw:end-glue-point="4" svg:d="M31988 22136h4379v1464">
          <text:p/>
        </draw:connector>
        <draw:connector draw:style-name="gr14" draw:text-style-name="P1" draw:layer="layout" draw:line-skew="7.148cm" svg:x1="31.226cm" svg:y1="21.374cm" svg:x2="26.781cm" svg:y2="6.207cm" draw:start-shape="id14" draw:start-glue-point="0" draw:end-shape="id15" svg:d="M31226 21374v-435h-4445v-14732">
          <text:p/>
        </draw:connector>
        <draw:connector draw:style-name="gr16" draw:text-style-name="P1" draw:layer="layout" svg:x1="26.781cm" svg:y1="4.683cm" svg:x2="23.956cm" svg:y2="3.477cm" draw:start-shape="id15" draw:start-glue-point="0" draw:end-shape="id8" draw:end-glue-point="4" svg:d="M26781 4683v-1206h-2825">
          <text:p/>
        </draw:connector>
        <draw:connector draw:style-name="gr14" draw:text-style-name="P1" draw:layer="layout" svg:x1="26.019cm" svg:y1="5.445cm" svg:x2="21.955cm" svg:y2="6.715cm" draw:start-shape="id15" draw:start-glue-point="3" draw:end-shape="id16" draw:end-glue-point="1" svg:d="M26019 5445h-2032v1270h-2032">
          <text:p/>
        </draw:connector>
        <draw:connector draw:style-name="gr16" draw:text-style-name="P1" draw:layer="layout" svg:x1="20.431cm" svg:y1="6.715cm" svg:x2="18.652cm" svg:y2="7.986cm" draw:start-shape="id16" draw:start-glue-point="3" draw:end-shape="id10" draw:end-glue-point="5" svg:d="M20431 6715h-762v1271h-1017">
          <text:p/>
        </draw:connector>
        <draw:frame draw:style-name="gr17" draw:layer="layout" svg:width="1.899cm" svg:height="1.09cm" svg:x="16.627cm" svg:y="7.53cm">
          <draw:text-box>
            <text:p>rf_rw</text:p>
          </draw:text-box>
        </draw:frame>
        <draw:frame draw:style-name="gr12" draw:layer="layout" svg:width="2.614cm" svg:height="0.963cm" svg:x="35.089cm" svg:y="23.786cm">
          <draw:text-box>
            <text:p>mm_en</text:p>
          </draw:text-box>
        </draw:frame>
        <draw:frame draw:style-name="gr12" draw:layer="layout" svg:width="2.61cm" svg:height="0.963cm" svg:x="31.861cm" svg:y="17.944cm">
          <draw:text-box>
            <text:p>add_en</text:p>
          </draw:text-box>
        </draw:frame>
      </draw:page>
      <draw:page draw:name="page2" draw:style-name="dp1" draw:master-page-name="Default">
        <draw:rect draw:style-name="gr18" draw:text-style-name="P1" draw:layer="layout" svg:width="13.335cm" svg:height="10.287cm" svg:x="13.065cm" svg:y="18.145cm">
          <text:p/>
        </draw:rect>
        <draw:rect draw:style-name="gr19" draw:text-style-name="P1" draw:layer="layout" svg:width="24.892cm" svg:height="14.224cm" svg:x="7.985cm" svg:y="2.524cm">
          <text:p/>
        </draw:rect>
        <draw:frame draw:style-name="gr20" draw:text-style-name="P3" draw:layer="layout" svg:width="10.287cm" svg:height="0.963cm" svg:x="15.735cm" svg:y="3.032cm">
          <draw:text-box>
            <text:p text:style-name="P1"><text:span text:style-name="T2">Row Multiplier</text:span></text:p>
          </draw:text-box>
        </draw:frame>
        <draw:custom-shape draw:style-name="gr1" draw:text-style-name="P4" xml:id="id17" draw:id="id17" draw:layer="layout" svg:width="3.509cm" svg:height="3.143cm" svg:x="12.176cm" svg:y="7.158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19" draw:id="id19" draw:layer="layout" svg:width="3.509cm" svg:height="3.143cm" svg:x="16.773cm" svg:y="7.158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20" draw:id="id20" draw:layer="layout" svg:width="3.509cm" svg:height="3.143cm" svg:x="21.625cm" svg:y="7.158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21" draw:id="id21" draw:layer="layout" svg:width="3.509cm" svg:height="3.143cm" svg:x="26.476cm" svg:y="7.158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0" draw:text-style-name="P1" xml:id="id18" draw:id="id18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21" draw:layer="layout" svg:width="3.505cm" svg:height="1.113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21" draw:layer="layout" svg:width="3.505cm" svg:height="1.113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22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21" draw:layer="layout" svg:width="3.505cm" svg:height="1.113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21" draw:layer="layout" svg:width="3.556cm" svg:height="1.113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21" draw:layer="layout" svg:width="3.556cm" svg:height="1.113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5" draw:text-style-name="P1" draw:layer="layout" svg:x1="13.931cm" svg:y1="10.301cm" svg:x2="15.098cm" svg:y2="11.826cm" draw:start-shape="id17" draw:start-glue-point="6" draw:end-shape="id18" draw:end-glue-point="4" svg:d="M13931 10301v782h1167v743">
          <text:p/>
        </draw:connector>
        <draw:connector draw:style-name="gr5" draw:text-style-name="P1" draw:layer="layout" svg:x1="18.528cm" svg:y1="10.301cm" svg:x2="17.258cm" svg:y2="11.826cm" draw:start-shape="id19" draw:start-glue-point="6" draw:end-shape="id18" draw:end-glue-point="5" svg:d="M18528 10301v782h-1270v743">
          <text:p/>
        </draw:connector>
        <draw:connector draw:style-name="gr5" draw:text-style-name="P1" draw:layer="layout" svg:x1="23.38cm" svg:y1="10.301cm" svg:x2="24.621cm" svg:y2="11.826cm" draw:start-shape="id20" draw:start-glue-point="6" draw:end-shape="id18" draw:end-glue-point="6" svg:d="M23380 10301v782h1241v743">
          <text:p/>
        </draw:connector>
        <draw:connector draw:style-name="gr5" draw:text-style-name="P1" draw:layer="layout" svg:x1="28.231cm" svg:y1="10.301cm" svg:x2="26.78cm" svg:y2="11.826cm" draw:start-shape="id21" draw:start-glue-point="6" draw:end-shape="id18" draw:end-glue-point="7" svg:d="M28231 10301v782h-1451v743">
          <text:p/>
        </draw:connector>
        <draw:connector draw:style-name="gr5" draw:text-style-name="P1" draw:layer="layout" svg:x1="21.078cm" svg:y1="13.222cm" svg:x2="35.29cm" svg:y2="14.54cm" draw:start-shape="id18" draw:start-glue-point="2" draw:end-shape="id22" draw:end-glue-point="3" svg:d="M21078 13222v1318h14212">
          <text:p/>
        </draw:connector>
        <draw:frame draw:style-name="gr23" xml:id="id22" draw:id="id22" draw:layer="layout" svg:width="1.475cm" svg:height="1.113cm" svg:x="35.29cm" svg:y="13.984cm">
          <draw:text-box>
            <text:p>C<text:span text:style-name="T4">nm</text:span></text:p>
          </draw:text-box>
        </draw:frame>
        <draw:frame draw:style-name="gr24" xml:id="id23" draw:id="id23" draw:layer="layout" svg:width="2.352cm" svg:height="0.963cm" svg:x="4.048cm" svg:y="4.175cm">
          <draw:text-box>
            <text:p>Row X</text:p>
          </draw:text-box>
        </draw:frame>
        <draw:frame draw:style-name="gr25" xml:id="id24" draw:id="id24" draw:layer="layout" svg:width="2.344cm" svg:height="0.985cm" svg:x="4.048cm" svg:y="5.476cm">
          <draw:text-box>
            <text:p>Col Y</text:p>
          </draw:text-box>
        </draw:frame>
        <draw:connector draw:style-name="gr5" draw:text-style-name="P1" draw:layer="layout" svg:x1="6.4cm" svg:y1="4.656cm" svg:x2="12.685cm" svg:y2="7.158cm" draw:start-shape="id23" draw:start-glue-point="1" draw:end-shape="id17" draw:end-glue-point="8" svg:d="M6400 4656h6285v2502">
          <text:p/>
        </draw:connector>
        <draw:connector draw:style-name="gr5" draw:text-style-name="P1" draw:layer="layout" svg:x1="6.4cm" svg:y1="4.656cm" svg:x2="17.638cm" svg:y2="7.158cm" draw:start-shape="id23" draw:start-glue-point="1" draw:end-shape="id19" draw:end-glue-point="8" svg:d="M6400 4656h11238v2502">
          <text:p/>
        </draw:connector>
        <draw:connector draw:style-name="gr5" draw:text-style-name="P1" draw:layer="layout" svg:x1="6.4cm" svg:y1="4.656cm" svg:x2="22.21cm" svg:y2="7.158cm" draw:start-shape="id23" draw:start-glue-point="1" draw:end-shape="id20" draw:end-glue-point="8" svg:d="M6400 4656h15810v2502">
          <text:p/>
        </draw:connector>
        <draw:connector draw:style-name="gr5" draw:text-style-name="P1" draw:layer="layout" svg:x1="6.4cm" svg:y1="4.656cm" svg:x2="27.163cm" svg:y2="7.158cm" draw:start-shape="id23" draw:start-glue-point="1" draw:end-shape="id21" draw:end-glue-point="8" svg:d="M6400 4656h20763v2502">
          <text:p/>
        </draw:connector>
        <draw:connector draw:style-name="gr5" draw:text-style-name="P1" draw:layer="layout" svg:x1="6.392cm" svg:y1="5.968cm" svg:x2="14.842cm" svg:y2="7.158cm" draw:start-shape="id24" draw:start-glue-point="1" draw:end-shape="id17" draw:end-glue-point="9" svg:d="M6392 5968h8450v1190">
          <text:p/>
        </draw:connector>
        <draw:connector draw:style-name="gr5" draw:text-style-name="P1" draw:layer="layout" svg:x1="6.392cm" svg:y1="5.968cm" svg:x2="19.541cm" svg:y2="7.158cm" draw:start-shape="id24" draw:start-glue-point="1" draw:end-shape="id19" draw:end-glue-point="9" svg:d="M6392 5968h13149v1190">
          <text:p/>
        </draw:connector>
        <draw:connector draw:style-name="gr5" draw:text-style-name="P1" draw:layer="layout" svg:x1="6.392cm" svg:y1="5.968cm" svg:x2="24.367cm" svg:y2="7.158cm" draw:start-shape="id24" draw:start-glue-point="1" draw:end-shape="id20" draw:end-glue-point="9" svg:d="M6392 5968h17975v1190">
          <text:p/>
        </draw:connector>
        <draw:connector draw:style-name="gr5" draw:text-style-name="P1" draw:layer="layout" svg:x1="6.392cm" svg:y1="5.968cm" svg:x2="29.32cm" svg:y2="7.158cm" draw:start-shape="id24" draw:start-glue-point="1" draw:end-shape="id21" draw:end-glue-point="9" svg:d="M6392 5968h22928v1190">
          <text:p/>
        </draw:connector>
        <draw:rect draw:style-name="gr26" draw:text-style-name="P1" xml:id="id26" draw:id="id26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27" draw:text-style-name="P1" draw:layer="layout" draw:type="line" svg:x1="25.51cm" svg:y1="18.704cm" svg:x2="33.258cm" svg:y2="17.129cm" draw:start-shape="id25" draw:start-glue-point="5" draw:end-shape="id26" draw:end-glue-point="4" svg:d="M25510 18704l7748-1575">
          <text:p/>
        </draw:connector>
        <draw:connector draw:style-name="gr27" draw:text-style-name="P1" draw:layer="layout" draw:type="line" svg:x1="13.955cm" svg:y1="18.704cm" svg:x2="7.604cm" svg:y2="17.129cm" draw:start-shape="id25" draw:start-glue-point="4" draw:end-shape="id26" draw:end-glue-point="5" svg:d="M13955 18704l-6351-1575">
          <text:p/>
        </draw:connector>
        <draw:g>
          <draw:rect draw:style-name="gr28" draw:text-style-name="P1" xml:id="id28" draw:id="id28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28" draw:text-style-name="P1" xml:id="id30" draw:id="id30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28" draw:text-style-name="P1" xml:id="id32" draw:id="id32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28" draw:text-style-name="P1" xml:id="id34" draw:id="id34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29" draw:text-style-name="P1" xml:id="id25" draw:id="id25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30" draw:text-style-name="P5" xml:id="id27" draw:id="id27" draw:layer="layout" svg:width="2.673cm" svg:height="1.675cm" svg:x="8.599cm" svg:y="18.923cm">
            <draw:text-box>
              <text:p text:style-name="P5">Row A<text:span text:style-name="T6">1</text:span><text:line-break/>Col B1</text:p>
            </draw:text-box>
            <draw:glue-point draw:id="4" svg:x="4.973cm" svg:y="-2.561cm"/>
            <draw:glue-point draw:id="5" svg:x="4.973cm" svg:y="1.988cm"/>
          </draw:frame>
          <draw:frame draw:style-name="gr31" draw:text-style-name="P5" xml:id="id29" draw:id="id29" draw:layer="layout" svg:width="2.674cm" svg:height="1.675cm" svg:x="8.599cm" svg:y="20.824cm">
            <draw:text-box>
              <text:p text:style-name="P5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31" draw:text-style-name="P5" xml:id="id31" draw:id="id31" draw:layer="layout" svg:width="2.674cm" svg:height="1.675cm" svg:x="8.599cm" svg:y="22.724cm">
            <draw:text-box>
              <text:p text:style-name="P5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31" draw:text-style-name="P5" xml:id="id33" draw:id="id33" draw:layer="layout" svg:width="2.674cm" svg:height="1.675cm" svg:x="8.599cm" svg:y="24.824cm">
            <draw:text-box>
              <text:p text:style-name="P5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5" draw:text-style-name="P1" draw:layer="layout" svg:x1="11.264cm" svg:y1="19.332cm" svg:x2="14.209cm" svg:y2="19.34cm" draw:start-shape="id27" draw:start-glue-point="4" draw:end-shape="id28" draw:end-glue-point="4" svg:d="M11264 19332h1449v8h1496">
            <text:p/>
          </draw:connector>
          <draw:connector draw:style-name="gr5" draw:text-style-name="P1" draw:layer="layout" svg:x1="11.264cm" svg:y1="20.092cm" svg:x2="14.209cm" svg:y2="20.1cm" draw:start-shape="id27" draw:start-glue-point="5" draw:end-shape="id28" draw:end-glue-point="5" svg:d="M11264 20092h1449v8h1496">
            <text:p/>
          </draw:connector>
          <draw:connector draw:style-name="gr5" draw:text-style-name="P1" draw:layer="layout" svg:x1="11.265cm" svg:y1="21.218cm" svg:x2="14.209cm" svg:y2="21.245cm" draw:start-shape="id29" draw:start-glue-point="4" draw:end-shape="id30" draw:end-glue-point="4" svg:d="M11265 21218h1449v27h1495">
            <text:p/>
          </draw:connector>
          <draw:connector draw:style-name="gr5" draw:text-style-name="P1" draw:layer="layout" svg:x1="11.265cm" svg:y1="21.978cm" svg:x2="14.209cm" svg:y2="22.005cm" draw:start-shape="id29" draw:start-glue-point="5" draw:end-shape="id30" draw:end-glue-point="5" svg:d="M11265 21978h1449v27h1495">
            <text:p/>
          </draw:connector>
          <draw:connector draw:style-name="gr5" draw:text-style-name="P1" draw:layer="layout" svg:x1="11.265cm" svg:y1="23.15cm" svg:x2="14.209cm" svg:y2="23.15cm" draw:start-shape="id31" draw:start-glue-point="4" draw:end-shape="id32" draw:end-glue-point="4" svg:d="M11265 23150h2944">
            <text:p/>
          </draw:connector>
          <draw:connector draw:style-name="gr5" draw:text-style-name="P1" draw:layer="layout" svg:x1="11.265cm" svg:y1="24.037cm" svg:x2="14.209cm" svg:y2="24.037cm" draw:start-shape="id31" draw:start-glue-point="5" draw:end-shape="id32" draw:end-glue-point="5" svg:d="M11265 24037h2944">
            <text:p/>
          </draw:connector>
          <draw:connector draw:style-name="gr5" draw:text-style-name="P1" draw:layer="layout" svg:x1="11.265cm" svg:y1="25.155cm" svg:x2="14.209cm" svg:y2="25.182cm" draw:start-shape="id33" draw:start-glue-point="4" draw:end-shape="id34" draw:end-glue-point="4" svg:d="M11265 25155h1449v27h1495">
            <text:p/>
          </draw:connector>
          <draw:connector draw:style-name="gr5" draw:text-style-name="P1" draw:layer="layout" svg:x1="11.265cm" svg:y1="26.042cm" svg:x2="14.155cm" svg:y2="26.069cm" draw:start-shape="id33" draw:start-glue-point="5" draw:end-shape="id34" draw:end-glue-point="5" svg:d="M11265 26042h1449v27h1441">
            <text:p/>
          </draw:connector>
        </draw:g>
        <draw:frame draw:style-name="gr32" xml:id="id35" draw:id="id35" draw:layer="layout" svg:width="7.366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5" draw:text-style-name="P1" draw:layer="layout" svg:x1="25.511cm" svg:y1="19.72cm" svg:x2="34.667cm" svg:y2="27.417cm" draw:start-shape="id25" draw:start-glue-point="1" draw:end-shape="id35" draw:end-glue-point="4" svg:d="M25511 19720h9156v7697">
          <text:p/>
        </draw:connector>
        <draw:connector draw:style-name="gr5" draw:text-style-name="P1" draw:layer="layout" svg:x1="25.384cm" svg:y1="21.703cm" svg:x2="36.332cm" svg:y2="27.417cm" draw:start-shape="id30" draw:start-glue-point="1" draw:end-shape="id35" draw:end-glue-point="5" svg:d="M25384 21703h10948v5714">
          <text:p/>
        </draw:connector>
        <draw:connector draw:style-name="gr5" draw:text-style-name="P1" draw:layer="layout" svg:x1="25.384cm" svg:y1="23.667cm" svg:x2="38.252cm" svg:y2="27.417cm" draw:start-shape="id32" draw:start-glue-point="1" draw:end-shape="id35" draw:end-glue-point="6" svg:d="M25384 23667h12868v3750">
          <text:p/>
        </draw:connector>
        <draw:connector draw:style-name="gr5" draw:text-style-name="P1" draw:layer="layout" svg:x1="25.384cm" svg:y1="25.633cm" svg:x2="39.79cm" svg:y2="27.417cm" draw:start-shape="id34" draw:start-glue-point="1" draw:end-shape="id35" draw:end-glue-point="7" svg:d="M25384 25633h14406v1784">
          <text:p/>
        </draw:connector>
        <draw:frame draw:style-name="gr33" draw:layer="layout" svg:width="4.934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19" draw:text-style-name="P1" draw:layer="layout" svg:width="24.892cm" svg:height="10.16cm" svg:x="7.858cm" svg:y="8.112cm">
          <text:p/>
        </draw:rect>
        <draw:frame draw:style-name="gr20" draw:text-style-name="P3" draw:layer="layout" svg:width="10.287cm" svg:height="0.963cm" svg:x="15.608cm" svg:y="8.62cm">
          <draw:text-box>
            <text:p text:style-name="P1"><text:span text:style-name="T2">Row Adder</text:span></text:p>
          </draw:text-box>
        </draw:frame>
        <draw:custom-shape draw:style-name="gr1" draw:text-style-name="P4" xml:id="id36" draw:id="id36" draw:layer="layout" svg:width="3.509cm" svg:height="3.143cm" svg:x="12.049cm" svg:y="12.746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38" draw:id="id38" draw:layer="layout" svg:width="3.509cm" svg:height="3.143cm" svg:x="16.646cm" svg:y="12.746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39" draw:id="id39" draw:layer="layout" svg:width="3.509cm" svg:height="3.143cm" svg:x="21.498cm" svg:y="12.746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40" draw:id="id40" draw:layer="layout" svg:width="3.509cm" svg:height="3.143cm" svg:x="26.349cm" svg:y="12.746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layer="layout" svg:width="3.505cm" svg:height="1.113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21" draw:layer="layout" svg:width="3.505cm" svg:height="1.113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22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21" draw:layer="layout" svg:width="3.505cm" svg:height="1.113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5" draw:text-style-name="P1" draw:layer="layout" svg:x1="13.804cm" svg:y1="15.889cm" svg:x2="18.632cm" svg:y2="20.051cm" draw:start-shape="id36" draw:start-glue-point="6" draw:end-shape="id37" draw:end-glue-point="4" svg:d="M13804 15889v2101h4828v2061">
          <text:p/>
        </draw:connector>
        <draw:connector draw:style-name="gr5" draw:text-style-name="P1" draw:layer="layout" draw:line-skew="-0.607cm" svg:x1="18.401cm" svg:y1="15.889cm" svg:x2="19.999cm" svg:y2="20.051cm" draw:start-shape="id38" draw:start-glue-point="6" draw:end-shape="id37" draw:end-glue-point="5" svg:d="M18401 15889v1494h1598v2668">
          <text:p/>
        </draw:connector>
        <draw:connector draw:style-name="gr5" draw:text-style-name="P1" draw:layer="layout" draw:line-skew="-0.607cm" svg:x1="23.253cm" svg:y1="15.889cm" svg:x2="21.364cm" svg:y2="20.051cm" draw:start-shape="id39" draw:start-glue-point="6" draw:end-shape="id37" draw:end-glue-point="6" svg:d="M23253 15889v1494h-1889v2668">
          <text:p/>
        </draw:connector>
        <draw:connector draw:style-name="gr5" draw:text-style-name="P1" draw:layer="layout" svg:x1="28.104cm" svg:y1="15.889cm" svg:x2="22.731cm" svg:y2="20.051cm" draw:start-shape="id40" draw:start-glue-point="6" draw:end-shape="id37" draw:end-glue-point="7" svg:d="M28104 15889v2101h-5373v2061">
          <text:p/>
        </draw:connector>
        <draw:frame draw:style-name="gr24" xml:id="id41" draw:id="id41" draw:layer="layout" svg:width="2.352cm" svg:height="0.963cm" svg:x="3.921cm" svg:y="9.763cm">
          <draw:text-box>
            <text:p>Row X</text:p>
          </draw:text-box>
        </draw:frame>
        <draw:frame draw:style-name="gr25" xml:id="id42" draw:id="id42" draw:layer="layout" svg:width="2.344cm" svg:height="0.985cm" svg:x="3.921cm" svg:y="11.064cm">
          <draw:text-box>
            <text:p>Col Y</text:p>
          </draw:text-box>
        </draw:frame>
        <draw:connector draw:style-name="gr5" draw:text-style-name="P1" draw:layer="layout" svg:x1="6.273cm" svg:y1="10.244cm" svg:x2="12.558cm" svg:y2="12.746cm" draw:start-shape="id41" draw:start-glue-point="1" draw:end-shape="id36" draw:end-glue-point="8" svg:d="M6273 10244h6285v2502">
          <text:p/>
        </draw:connector>
        <draw:connector draw:style-name="gr5" draw:text-style-name="P1" draw:layer="layout" svg:x1="6.273cm" svg:y1="10.244cm" svg:x2="17.511cm" svg:y2="12.746cm" draw:start-shape="id41" draw:start-glue-point="1" draw:end-shape="id38" draw:end-glue-point="8" svg:d="M6273 10244h11238v2502">
          <text:p/>
        </draw:connector>
        <draw:connector draw:style-name="gr5" draw:text-style-name="P1" draw:layer="layout" svg:x1="6.273cm" svg:y1="10.244cm" svg:x2="22.083cm" svg:y2="12.746cm" draw:start-shape="id41" draw:start-glue-point="1" draw:end-shape="id39" draw:end-glue-point="8" svg:d="M6273 10244h15810v2502">
          <text:p/>
        </draw:connector>
        <draw:connector draw:style-name="gr5" draw:text-style-name="P1" draw:layer="layout" svg:x1="6.273cm" svg:y1="10.244cm" svg:x2="27.036cm" svg:y2="12.746cm" draw:start-shape="id41" draw:start-glue-point="1" draw:end-shape="id40" draw:end-glue-point="8" svg:d="M6273 10244h20763v2502">
          <text:p/>
        </draw:connector>
        <draw:connector draw:style-name="gr5" draw:text-style-name="P1" draw:layer="layout" svg:x1="6.265cm" svg:y1="11.556cm" svg:x2="14.715cm" svg:y2="12.746cm" draw:start-shape="id42" draw:start-glue-point="1" draw:end-shape="id36" draw:end-glue-point="9" svg:d="M6265 11556h8450v1190">
          <text:p/>
        </draw:connector>
        <draw:connector draw:style-name="gr5" draw:text-style-name="P1" draw:layer="layout" svg:x1="6.265cm" svg:y1="11.556cm" svg:x2="19.414cm" svg:y2="12.746cm" draw:start-shape="id42" draw:start-glue-point="1" draw:end-shape="id38" draw:end-glue-point="9" svg:d="M6265 11556h13149v1190">
          <text:p/>
        </draw:connector>
        <draw:connector draw:style-name="gr5" draw:text-style-name="P1" draw:layer="layout" svg:x1="6.265cm" svg:y1="11.556cm" svg:x2="24.24cm" svg:y2="12.746cm" draw:start-shape="id42" draw:start-glue-point="1" draw:end-shape="id39" draw:end-glue-point="9" svg:d="M6265 11556h17975v1190">
          <text:p/>
        </draw:connector>
        <draw:connector draw:style-name="gr5" draw:text-style-name="P1" draw:layer="layout" svg:x1="6.265cm" svg:y1="11.556cm" svg:x2="29.193cm" svg:y2="12.746cm" draw:start-shape="id42" draw:start-glue-point="1" draw:end-shape="id40" draw:end-glue-point="9" svg:d="M6265 11556h22928v1190">
          <text:p/>
        </draw:connector>
        <draw:frame draw:style-name="gr34" xml:id="id37" draw:id="id37" draw:layer="layout" svg:width="6.026cm" svg:height="1.113cm" svg:x="17.637cm" svg:y="20.05cm">
          <draw:text-box>
            <text:p>| S<text:span text:style-name="T4">n1</text:span> | S<text:span text:style-name="T4">n2</text:span> | S<text:span text:style-name="T4">n3</text:span> | S<text:span text:style-name="T7">n4</text:span><text:span text:style-name="T8"> 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9T20:06:50.79</dc:date>
    <dc:creator>Kyle Goodman</dc:creator>
    <meta:editing-duration>PT12H17M9S</meta:editing-duration>
    <meta:editing-cycles>52</meta:editing-cycles>
    <meta:generator>OpenOffice/4.1.9$Win32 OpenOffice.org_project/419m1$Build-9805</meta:generator>
    <meta:document-statistic meta:object-count="128"/>
  </office:meta>
</office:document-meta>
</file>